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 fo:min-height="0.675cm" fo:min-width="2.192cm"/>
    </style:style>
    <style:style style:name="gr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94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635cm" fo:min-width="2.694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3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95cm" fo:min-width="1.004cm"/>
    </style:style>
    <style:style style:name="gr10" style:family="graphic" style:parent-style-name="objectwithoutfill">
      <style:graphic-properties svg:stroke-color="#6666ff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008cm" fo:min-width="1.004cm"/>
    </style:style>
    <style:style style:name="gr13" style:family="graphic" style:parent-style-name="objectwithoutfill">
      <style:graphic-properties svg:stroke-color="#6666ff" draw:marker-start="Arrow" draw:marker-end="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57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72cm" fo:min-width="1.702cm"/>
    </style:style>
    <style:style style:name="gr16" style:family="graphic" style:parent-style-name="objectwithoutfill">
      <style:graphic-properties svg:stroke-width="0.1cm" svg:stroke-color="#6666ff" draw:marker-start="Arrow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02cm"/>
      <style:paragraph-properties style:writing-mode="lr-tb"/>
    </style:style>
    <style:style style:name="gr19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595cm" fo:min-width="1.0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02cm"/>
      <style:paragraph-properties style:writing-mode="lr-tb"/>
    </style:style>
    <style:style style:name="gr23" style:family="graphic" style:parent-style-name="objectwithoutfill">
      <style:graphic-properties svg:stroke-width="0cm" svg:stroke-color="#6666ff" draw:marker-start="" draw:marker-start-width="0.3cm" draw:marker-end="Arrow" draw:marker-end-width="0.3cm" draw:fill="none" draw:textarea-horizontal-align="center" draw:textarea-vertical-align="middle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00ff"/>
    </style:style>
    <style:style style:name="P5" style:family="paragraph">
      <loext:graphic-properties draw:fill="none" draw:fill-color="#ffffff"/>
      <style:text-properties fo:color="#6666ff"/>
    </style:style>
    <style:style style:name="P6" style:family="paragraph">
      <loext:graphic-properties draw:fill="none" draw:fill-color="#ffffff"/>
      <style:text-properties fo:color="#ff3333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6666ff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>
          <draw:custom-shape draw:style-name="gr1" draw:text-style-name="P1" draw:layer="layout" svg:width="2.192cm" svg:height="0.675cm" svg:x="0.5cm" svg:y="3.1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34cm" svg:height="0.357cm" svg:x="0.829cm" svg:y="2.7cm">
            <draw:text-box>
              <text:p><text:span text:style-name="T1">histins.nc</text:span></text:p>
            </draw:text-box>
          </draw:frame>
          <draw:frame draw:style-name="gr3" draw:text-style-name="P3" draw:layer="layout" svg:width="0.929cm" svg:height="0.357cm" svg:x="3.223cm" svg:y="1.987cm">
            <draw:text-box>
              <text:p>physiq</text:p>
            </draw:text-box>
          </draw:frame>
          <draw:frame draw:style-name="gr4" draw:text-style-name="P4" xml:id="id8" draw:id="id8" draw:layer="layout" svg:width="0.594cm" svg:height="0.357cm" svg:x="3.8cm" svg:y="4.1cm">
            <draw:text-box>
              <text:p><text:span text:style-name="T2">tsol</text:span></text:p>
            </draw:text-box>
          </draw:frame>
          <draw:g>
            <draw:custom-shape draw:style-name="gr5" draw:text-style-name="P1" draw:layer="layout" svg:width="2.694cm" svg:height="2.635cm" svg:x="3.1cm" svg:y="2.36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.106cm" svg:y1="2.644cm" svg:x2="5.8cm" svg:y2="2.644cm">
              <text:p/>
            </draw:line>
          </draw:g>
          <draw:frame draw:style-name="gr7" draw:text-style-name="P5" xml:id="id2" draw:id="id2" draw:layer="layout" svg:width="0.59cm" svg:height="0.357cm" svg:x="4.9cm" svg:y="4.1cm">
            <draw:text-box>
              <text:p><text:span text:style-name="T3">ftsol</text:span></text:p>
            </draw:text-box>
          </draw:frame>
          <draw:frame draw:style-name="gr8" draw:text-style-name="P3" draw:layer="layout" svg:width="1.23cm" svg:height="0.357cm" svg:x="6.4cm" svg:y="4.4cm">
            <draw:text-box>
              <text:p>phyetat0</text:p>
            </draw:text-box>
          </draw:frame>
          <draw:g>
            <draw:custom-shape draw:style-name="gr9" draw:text-style-name="P1" draw:layer="layout" svg:width="1.004cm" svg:height="0.695cm" svg:x="6.571cm" svg:y="4.8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6.573cm" svg:y1="5.213cm" svg:x2="7.577cm" svg:y2="5.213cm">
              <text:p/>
            </draw:line>
          </draw:g>
          <draw:frame draw:style-name="gr7" draw:text-style-name="P5" xml:id="id1" draw:id="id1" draw:layer="layout" svg:width="0.59cm" svg:height="0.357cm" svg:x="6.777cm" svg:y="4.813cm">
            <draw:text-box>
              <text:p><text:span text:style-name="T3">ftsol</text:span></text:p>
            </draw:text-box>
          </draw:frame>
          <draw:connector draw:style-name="gr10" draw:text-style-name="P1" draw:layer="layout" draw:type="line" svg:x1="6.777cm" svg:y1="4.991cm" svg:x2="5.195cm" svg:y2="4.457cm" draw:start-shape="id1" draw:start-glue-point="3" draw:end-shape="id2" draw:end-glue-point="2" svg:d="M6777 4991l-1582-534" svg:viewBox="0 0 1583 535">
            <text:p/>
          </draw:connector>
          <draw:frame draw:style-name="gr11" draw:text-style-name="P3" draw:layer="layout" svg:width="1.264cm" svg:height="0.357cm" svg:x="6.923cm" svg:y="2.387cm">
            <draw:text-box>
              <text:p>hgardfou</text:p>
            </draw:text-box>
          </draw:frame>
          <draw:g>
            <draw:custom-shape draw:style-name="gr12" draw:text-style-name="P1" draw:layer="layout" svg:width="1.004cm" svg:height="1.008cm" svg:x="6.794cm" svg:y="2.7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6.796cm" svg:y1="3.2cm" svg:x2="7.8cm" svg:y2="3.2cm">
              <text:p/>
            </draw:line>
          </draw:g>
          <draw:frame draw:style-name="gr7" draw:text-style-name="P5" xml:id="id3" draw:id="id3" draw:layer="layout" svg:width="0.59cm" svg:height="0.357cm" svg:x="7cm" svg:y="2.8cm">
            <draw:text-box>
              <text:p><text:span text:style-name="T3">ftsol</text:span></text:p>
            </draw:text-box>
          </draw:frame>
          <draw:connector draw:style-name="gr13" draw:text-style-name="P1" draw:layer="layout" draw:type="line" svg:x1="7cm" svg:y1="2.978cm" svg:x2="5.49cm" svg:y2="4.278cm" draw:start-shape="id3" draw:start-glue-point="3" draw:end-shape="id2" draw:end-glue-point="1" svg:d="M7000 2978l-1510 1300" svg:viewBox="0 0 1511 1301">
            <text:p/>
          </draw:connector>
          <draw:frame draw:style-name="gr14" draw:text-style-name="P3" draw:layer="layout" svg:width="1.657cm" svg:height="0.357cm" svg:x="4.529cm" svg:y="0.387cm">
            <draw:text-box>
              <text:p>pbl_surface</text:p>
            </draw:text-box>
          </draw:frame>
          <draw:g>
            <draw:custom-shape draw:style-name="gr15" draw:text-style-name="P1" draw:layer="layout" svg:width="1.702cm" svg:height="0.672cm" svg:x="4.1cm" svg:y="0.7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4.104cm" svg:y1="1.2cm" svg:x2="5.806cm" svg:y2="1.2cm">
              <text:p/>
            </draw:line>
          </draw:g>
          <draw:frame draw:style-name="gr7" draw:text-style-name="P5" xml:id="id4" draw:id="id4" draw:layer="layout" svg:width="0.59cm" svg:height="0.357cm" svg:x="5.106cm" svg:y="0.8cm">
            <draw:text-box>
              <text:p><text:span text:style-name="T3">ftsol</text:span></text:p>
            </draw:text-box>
          </draw:frame>
          <draw:connector draw:style-name="gr16" draw:text-style-name="P1" draw:layer="layout" draw:type="line" svg:x1="5.401cm" svg:y1="1.157cm" svg:x2="5.195cm" svg:y2="4.1cm" draw:start-shape="id4" draw:start-glue-point="2" draw:end-shape="id2" draw:end-glue-point="0" svg:d="M5401 1157l-206 2943" svg:viewBox="0 0 207 2944">
            <text:p/>
          </draw:connector>
          <draw:frame draw:style-name="gr17" draw:text-style-name="P3" draw:layer="layout" svg:width="1.077cm" svg:height="0.357cm" svg:x="7.223cm" svg:y="0.9cm">
            <draw:text-box>
              <text:p>phytrac</text:p>
            </draw:text-box>
          </draw:frame>
          <draw:g>
            <draw:custom-shape draw:style-name="gr12" draw:text-style-name="P1" draw:layer="layout" svg:width="1.004cm" svg:height="1.008cm" svg:x="7.094cm" svg:y="1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7.096cm" svg:y1="1.713cm" svg:x2="8.1cm" svg:y2="1.713cm">
              <text:p/>
            </draw:line>
          </draw:g>
          <draw:frame draw:style-name="gr7" draw:text-style-name="P5" xml:id="id5" draw:id="id5" draw:layer="layout" svg:width="0.59cm" svg:height="0.357cm" svg:x="7.3cm" svg:y="1.313cm">
            <draw:text-box>
              <text:p><text:span text:style-name="T3">ftsol</text:span></text:p>
            </draw:text-box>
          </draw:frame>
          <draw:connector draw:style-name="gr13" draw:text-style-name="P1" draw:layer="layout" draw:type="line" svg:x1="7.3cm" svg:y1="1.491cm" svg:x2="5.49cm" svg:y2="4.278cm" draw:start-shape="id5" draw:start-glue-point="3" draw:end-shape="id2" draw:end-glue-point="1" svg:d="M7300 1491l-1810 2787" svg:viewBox="0 0 1811 2788">
            <text:p/>
          </draw:connector>
          <draw:frame draw:style-name="gr18" draw:text-style-name="P6" xml:id="id6" draw:id="id6" draw:layer="layout" svg:width="0.802cm" svg:height="0.357cm" svg:x="0.885cm" svg:y="3.2cm">
            <draw:text-box>
              <text:p><text:span text:style-name="T4">tsol_*</text:span></text:p>
            </draw:text-box>
          </draw:frame>
          <draw:connector draw:style-name="gr19" draw:text-style-name="P1" draw:layer="layout" draw:type="curve" svg:x1="5.195cm" svg:y1="4.457cm" svg:x2="1.286cm" svg:y2="3.557cm" draw:start-shape="id2" draw:start-glue-point="2" draw:end-shape="id6" draw:end-glue-point="2" svg:d="M5195 4457c0 750-3909 1200-3909-900" svg:viewBox="0 0 3910 1527">
            <text:p/>
          </draw:connector>
          <draw:frame draw:style-name="gr20" draw:text-style-name="P3" draw:layer="layout" svg:width="1.42cm" svg:height="0.357cm" svg:x="7.923cm" svg:y="3.487cm">
            <draw:text-box>
              <text:p>phyredem</text:p>
            </draw:text-box>
          </draw:frame>
          <draw:g>
            <draw:custom-shape draw:style-name="gr12" draw:text-style-name="P1" draw:layer="layout" svg:width="1.004cm" svg:height="1.008cm" svg:x="7.994cm" svg:y="3.8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7.996cm" svg:y1="4.3cm" svg:x2="9cm" svg:y2="4.3cm">
              <text:p/>
            </draw:line>
          </draw:g>
          <draw:frame draw:style-name="gr7" draw:text-style-name="P5" xml:id="id7" draw:id="id7" draw:layer="layout" svg:width="0.59cm" svg:height="0.357cm" svg:x="8.2cm" svg:y="3.9cm">
            <draw:text-box>
              <text:p><text:span text:style-name="T3">ftsol</text:span></text:p>
            </draw:text-box>
          </draw:frame>
          <draw:connector draw:style-name="gr10" draw:text-style-name="P1" draw:layer="layout" draw:type="curve" svg:x1="5.49cm" svg:y1="4.278cm" svg:x2="8.2cm" svg:y2="4.078cm" draw:start-shape="id2" draw:start-glue-point="1" draw:end-shape="id7" draw:end-glue-point="3" svg:d="M5490 4278c2032 0 678-200 2710-200" svg:viewBox="0 0 2711 201">
            <text:p/>
          </draw:connector>
          <draw:frame draw:style-name="gr8" draw:text-style-name="P3" draw:layer="layout" svg:width="1.23cm" svg:height="0.357cm" svg:x="1.57cm" svg:y="0.4cm">
            <draw:text-box>
              <text:p>radlwsw</text:p>
            </draw:text-box>
          </draw:frame>
          <draw:g>
            <draw:custom-shape draw:style-name="gr21" draw:text-style-name="P1" draw:layer="layout" svg:width="1.004cm" svg:height="0.595cm" svg:x="1.641cm" svg:y="0.8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1.643cm" svg:y1="1.213cm" svg:x2="2.647cm" svg:y2="1.213cm">
              <text:p/>
            </draw:line>
          </draw:g>
          <draw:frame draw:style-name="gr22" draw:text-style-name="P5" xml:id="id9" draw:id="id9" draw:layer="layout" svg:width="0.502cm" svg:height="0.357cm" svg:x="1.847cm" svg:y="0.813cm">
            <draw:text-box>
              <text:p><text:span text:style-name="T3">tsol</text:span></text:p>
            </draw:text-box>
          </draw:frame>
          <draw:connector draw:style-name="gr10" draw:text-style-name="P1" draw:layer="layout" draw:type="line" svg:x1="3.8cm" svg:y1="4.278cm" svg:x2="2.349cm" svg:y2="0.991cm" draw:start-shape="id8" draw:start-glue-point="3" draw:end-shape="id9" draw:end-glue-point="1" svg:d="M3800 4278l-1451-3287" svg:viewBox="0 0 1452 3288">
            <text:p/>
          </draw:connector>
          <draw:frame draw:style-name="gr22" draw:text-style-name="P6" xml:id="id10" draw:id="id10" draw:layer="layout" svg:width="0.502cm" svg:height="0.357cm" svg:x="1.985cm" svg:y="3.2cm">
            <draw:text-box>
              <text:p><text:span text:style-name="T4">tsol</text:span></text:p>
            </draw:text-box>
          </draw:frame>
          <draw:connector draw:style-name="gr19" draw:text-style-name="P1" draw:layer="layout" draw:type="curve" svg:x1="3.8cm" svg:y1="4.278cm" svg:x2="2.236cm" svg:y2="3.557cm" draw:start-shape="id8" draw:start-glue-point="3" draw:end-shape="id10" draw:end-glue-point="2" svg:d="M3800 4278c-1043 0-1564-240-1564-721" svg:viewBox="0 0 1565 722">
            <text:p/>
          </draw:connector>
          <draw:frame draw:style-name="gr7" draw:text-style-name="P5" xml:id="id11" draw:id="id11" draw:layer="layout" svg:width="0.59cm" svg:height="0.357cm" svg:x="4.206cm" svg:y="0.8cm">
            <draw:text-box>
              <text:p><text:span text:style-name="T3">tsol</text:span></text:p>
            </draw:text-box>
          </draw:frame>
          <draw:connector draw:style-name="gr23" draw:text-style-name="P1" draw:layer="layout" draw:type="line" svg:x1="4.501cm" svg:y1="1.157cm" svg:x2="4.097cm" svg:y2="4.1cm" draw:start-shape="id11" draw:start-glue-point="2" draw:end-shape="id8" draw:end-glue-point="0" svg:d="M4501 1157l-404 2943" svg:viewBox="0 0 405 2944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25T11:42:37.468000604</meta:creation-date>
    <dc:title>data_flow</dc:title>
    <meta:editing-duration>PT11H40M52S</meta:editing-duration>
    <meta:editing-cycles>30</meta:editing-cycles>
    <meta:generator>LibreOffice/6.4.6.2$Linux_X86_64 LibreOffice_project/40$Build-2</meta:generator>
    <dc:date>2020-11-16T16:12:17.836192545</dc:date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